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“Scooter”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1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(coach)</text:p>
          </table:table-cell>
          <table:table-cell office:value-type="string" calcext:value-type="string">
            <text:p>Roa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9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ght Ryder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3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9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1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R Invicta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30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table:number-columns-repeated="1023"/>
        </table:table-row>
        <table:table-row table:style-name="ro3" table:number-rows-repeated="10481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3T14:49:48.314192141</dc:date>
    <meta:editing-duration>P28DT23H42M13S</meta:editing-duration>
    <meta:editing-cycles>754</meta:editing-cycles>
    <meta:generator>LibreOffice/5.1.4.2$Linux_X86_64 LibreOffice_project/10m0$Build-2</meta:generator>
    <dc:creator>James Petts</dc:creator>
    <meta:document-statistic meta:table-count="3" meta:cell-count="2719" meta:object-count="0"/>
  </office:meta>
</office:document-meta>
</file>